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>
      <style:text-properties style:text-underline-style="solid" style:text-underline-width="auto" style:text-underline-color="font-color" fo:font-weight="bold" officeooo:rsid="00089260" officeooo:paragraph-rsid="0000d56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9260" officeooo:paragraph-rsid="0000d564" style:font-weight-asian="bold" style:font-weight-complex="bold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 fo:font-weight="bold" officeooo:rsid="000113a8" officeooo:paragraph-rsid="0000d56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13a8" officeooo:paragraph-rsid="0000d564" style:font-weight-asian="bold" style:font-weight-complex="bold"/>
    </style:style>
    <style:style style:name="P5" style:family="paragraph" style:parent-style-name="Standard" style:list-style-name="L4">
      <style:text-properties style:text-underline-style="solid" style:text-underline-width="auto" style:text-underline-color="font-color" fo:font-weight="bold" officeooo:rsid="00027995" officeooo:paragraph-rsid="0000d56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27995" officeooo:paragraph-rsid="0000d564" style:font-weight-asian="bold" style:font-weight-complex="bold"/>
    </style:style>
    <style:style style:name="P7" style:family="paragraph" style:parent-style-name="Standard" style:list-style-name="L4">
      <style:text-properties style:text-underline-style="solid" style:text-underline-width="auto" style:text-underline-color="font-color" fo:font-weight="bold" officeooo:rsid="0002c9c2" officeooo:paragraph-rsid="0000d564" style:font-weight-asian="bold" style:font-weight-complex="bold"/>
    </style:style>
    <style:style style:name="P8" style:family="paragraph" style:parent-style-name="Standard" style:list-style-name="L4">
      <style:text-properties style:text-underline-style="solid" style:text-underline-width="auto" style:text-underline-color="font-color" fo:font-weight="bold" officeooo:rsid="0005f421" officeooo:paragraph-rsid="0000d564" style:font-weight-asian="bold" style:font-weight-complex="bold"/>
    </style:style>
    <style:style style:name="P9" style:family="paragraph" style:parent-style-name="Standard" style:list-style-name="L4">
      <style:text-properties style:text-underline-style="solid" style:text-underline-width="auto" style:text-underline-color="font-color" fo:font-weight="bold" officeooo:rsid="0006a466" officeooo:paragraph-rsid="0000d564" style:font-weight-asian="bold" style:font-weight-complex="bold"/>
    </style:style>
    <style:style style:name="P10" style:family="paragraph" style:parent-style-name="Standard" style:list-style-name="L4">
      <style:text-properties style:text-underline-style="solid" style:text-underline-width="auto" style:text-underline-color="font-color" fo:font-weight="bold" officeooo:rsid="0007e552" officeooo:paragraph-rsid="0000d564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7e552" officeooo:paragraph-rsid="0000d564" style:font-weight-asian="bold" style:font-weight-complex="bold"/>
    </style:style>
    <style:style style:name="P12" style:family="paragraph" style:parent-style-name="Standard">
      <style:text-properties officeooo:rsid="000113a8" officeooo:paragraph-rsid="0000d564"/>
    </style:style>
    <style:style style:name="P13" style:family="paragraph" style:parent-style-name="Standard" style:list-style-name="L2">
      <style:text-properties fo:font-weight="bold" officeooo:rsid="000113a8" officeooo:paragraph-rsid="0000d564" style:font-weight-asian="bold" style:font-weight-complex="bold"/>
    </style:style>
    <style:style style:name="P14" style:family="paragraph" style:parent-style-name="Standard" style:list-style-name="L2">
      <style:text-properties fo:font-style="italic" fo:font-weight="bold" officeooo:rsid="0002458a" officeooo:paragraph-rsid="0000d564" style:font-style-asian="italic" style:font-weight-asian="bold" style:font-style-complex="italic" style:font-weight-complex="bold"/>
    </style:style>
    <style:style style:name="P15" style:family="paragraph" style:parent-style-name="Header">
      <style:text-properties officeooo:rsid="000242a3" officeooo:paragraph-rsid="000242a3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6a46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ce181e" style:text-underline-style="none" fo:font-weight="normal" officeooo:rsid="000434f7" style:font-weight-asian="normal" style:font-weight-complex="normal"/>
    </style:style>
    <style:style style:name="T10" style:family="text">
      <style:text-properties fo:color="#ce181e" style:text-underline-style="none" fo:font-weight="normal" officeooo:rsid="0006cc3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alidades de despacho de importação:</text:p>
      <text:list xml:id="list688577538" text:style-name="L2">
        <text:list-item>
          <text:p text:style-name="P13">despacho para consumo<text:span text:style-name="T4">:</text:span></text:p>
          <text:list>
            <text:list-item>
              <text:p text:style-name="P13"><text:span text:style-name="T4">aplicável às mercadorias nacionalizadas (entrada a título definitivo);</text:span></text:p>
            </text:list-item>
            <text:list-item>
              <text:p text:style-name="P14"><text:span text:style-name="T4">drawback</text:span><text:span text:style-name="T5">;</text:span></text:p>
            </text:list-item>
            <text:list-item>
              <text:p text:style-name="P14"><text:span text:style-name="T5">mercadorias que entram na ZFM, Amazônia Ocidental e ALCs </text:span><text:span text:style-name="T6">sem isenção</text:span><text:span text:style-name="T7"> (AMAFuBeb);</text:span></text:p>
            </text:list-item>
            <text:list-item>
              <text:p text:style-name="P14"><text:span text:style-name="T7">RPI e bagagem de viajantes a que se aplica regime de importação </text:span><text:span text:style-name="T6">comum</text:span><text:span text:style-name="T7">;</text:span></text:p>
            </text:list-item>
          </text:list>
        </text:list-item>
        <text:list-item>
          <text:p text:style-name="P13">despacho para admissão<text:span text:style-name="T4">:</text:span></text:p>
          <text:list>
            <text:list-item>
              <text:p text:style-name="P13"><text:span text:style-name="T4">aplicável aos regimes aduaneiros especiais (exceto </text:span><text:span text:style-name="T8">drawback</text:span><text:span text:style-name="T5">!);</text:span></text:p>
            </text:list-item>
          </text:list>
        </text:list-item>
        <text:list-item>
          <text:p text:style-name="P13">despacho de internação<text:span text:style-name="T4">:</text:span></text:p>
          <text:list>
            <text:list-item>
              <text:p text:style-name="P13"><text:span text:style-name="T4">ZFM para outro ponto do território nacional;</text:span></text:p>
            </text:list-item>
            <text:list-item>
              <text:p text:style-name="P3"><text:span text:style-name="T4">literalidade</text:span><text:span text:style-name="T2"> da IN RFB 680 </text:span><text:span text:style-name="T1">não</text:span><text:span text:style-name="T2"> considera o despacho de internação como uma modalidade de despacho de importação. Pela literalidade da IN, existem apenas dois: despacho para consumo e despacho para admissão.</text:span></text:p>
            </text:list-item>
          </text:list>
        </text:list-item>
      </text:list>
      <text:p text:style-name="P4"><text:span text:style-name="T2"/></text:p>
      <text:p text:style-name="P6"><text:span text:style-name="T1">DI</text:span><text:span text:style-name="T2">:</text:span></text:p>
      <text:list xml:id="list1412979828" text:style-name="L4">
        <text:list-item>
          <text:p text:style-name="P5"><text:span text:style-name="T2">base para despacho de importação;</text:span></text:p>
        </text:list-item>
        <text:list-item>
          <text:p text:style-name="P5"><text:span text:style-name="T2">deve conter:</text:span></text:p>
          <text:list>
            <text:list-item>
              <text:p text:style-name="P5"><text:span text:style-name="T2">identificação do importador;</text:span></text:p>
            </text:list-item>
            <text:list-item>
              <text:p text:style-name="P5"><text:span text:style-name="T2">identificação, classificação, valor aduaneiro e origem da mercadoria;</text:span></text:p>
            </text:list-item>
            <text:list-item>
              <text:p text:style-name="P7"><text:span text:style-name="T2">RFB pode indicar outras;</text:span></text:p>
            </text:list-item>
          </text:list>
        </text:list-item>
        <text:list-item>
          <text:p text:style-name="P7"><text:span text:style-name="T2">instruída com:</text:span></text:p>
          <text:list>
            <text:list-item>
              <text:p text:style-name="P7"><text:span text:style-name="T2">conhecimento de carga original, ou documento equivalente; </text:span><text:span text:style-name="T9">[materializa o contrato de frete internacional]</text:span></text:p>
            </text:list-item>
            <text:list-item>
              <text:p text:style-name="P7"><text:span text:style-name="T2">fatura comercial original, assinada pelo exportador; </text:span><text:span text:style-name="T9">[comprova a transação comercial]</text:span></text:p>
            </text:list-item>
            <text:list-item>
              <text:p text:style-name="P7"><text:span text:style-name="T2">romaneio de carga, quando aplicável; </text:span><text:span text:style-name="T10">[RA não o exige, apenas a IN o faz]</text:span></text:p>
            </text:list-item>
            <text:list-item>
              <text:p text:style-name="P7"><text:span text:style-name="T2">outros, exigidos </text:span><text:span text:style-name="T4">exclusivamente</text:span><text:span text:style-name="T2"> em Acordos Internacionais ou legislação específica;</text:span></text:p>
            </text:list-item>
          </text:list>
        </text:list-item>
        <text:list-item>
          <text:p text:style-name="P8"><text:span text:style-name="T2">conhecimento de carga aéreo equipara-se à </text:span><text:span text:style-name="T4">fatura comercial</text:span><text:span text:style-name="T2"> </text:span><text:span text:style-name="T3">se indicar quantidade, espécie e valor das mercadorias</text:span><text:span text:style-name="T2">;</text:span></text:p>
        </text:list-item>
        <text:list-item>
          <text:p text:style-name="P9"><text:span text:style-name="T2">se autenticadas pelo exportador, fatura comercial com rasura, emenda ou ressalva poderá ser considerada válida;</text:span></text:p>
        </text:list-item>
        <text:list-item>
          <text:p text:style-name="P10"><text:span text:style-name="T2">agrupamento em uma </text:span><text:span text:style-name="T1">única DI</text:span><text:span text:style-name="T2">:</text:span></text:p>
          <text:list>
            <text:list-item>
              <text:p text:style-name="P10"><text:span text:style-name="T1">NÃO PODE</text:span><text:span text:style-name="T2"> → 1 mercadoria do exterior + 1 mercadoria já no País;</text:span></text:p>
            </text:list-item>
            <text:list-item>
              <text:p text:style-name="P10"><text:span text:style-name="T1">PODE</text:span><text:span text:style-name="T2"> → 2 mercadorias no exterior, sendo 1 p/ despacho p/ consumo e outra p/ admissão temporária ou a ser reimportada.</text:span></text:p>
            </text:list-item>
          </text:list>
        </text:list-item>
      </text:list>
      <text:p text:style-name="P11"><text:span text:style-name="T2"/></text:p>
      <text:p text:style-name="P2"><text:span text:style-name="T2">O despacho para importação deverá ser iniciado em:</text:span></text:p>
      <text:list xml:id="list2072658945" text:style-name="L5">
        <text:list-item>
          <text:p text:style-name="P1"><text:span text:style-name="T1">90 dias</text:span><text:span text:style-name="T2"> do recebimento do aviso de chegada da remessa postal;</text:span></text:p>
        </text:list-item>
        <text:list-item>
          <text:p text:style-name="P1"><text:span text:style-name="T1">90 dias da descarga</text:span><text:span text:style-name="T2"> em recinto alfandegado de zona </text:span><text:span text:style-name="T4">primária</text:span><text:span text:style-name="T2">;</text:span></text:p>
        </text:list-item>
        <text:list-item>
          <text:p text:style-name="P1"><text:span text:style-name="T1">45 dias</text:span><text:span text:style-name="T2"> após o prazo de permanência em recinto alfandegado de zona </text:span><text:span text:style-name="T4">secundária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42a3" officeooo:paragraph-rsid="000242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Controle aduaneiro, procedimentos gerais de importação e exportação, casos especiais de importação e exportação, revisão aduaneira, atividades relacionadas aos serviços aduaneir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7T20:49:34.520000000</dc:date>
    <meta:editing-duration>PT2M2S</meta:editing-duration>
    <meta:editing-cycles>3</meta:editing-cycles>
    <meta:document-statistic meta:table-count="0" meta:image-count="0" meta:object-count="0" meta:page-count="1" meta:paragraph-count="32" meta:word-count="328" meta:character-count="2074" meta:non-whitespace-character-count="1805"/>
  </office:meta>
</office:document-meta>
</file>